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8.86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1.25pt solid #000000" fo:border-top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1.25pt solid #000000" fo:border-top="none"/>
      <style:text-properties style:font-name="Liberation Sans"/>
    </style:style>
    <style:style style:name="ce7" style:family="table-cell" style:parent-style-name="Default">
      <style:table-cell-properties fo:border-bottom="none" fo:border-left="none" fo:border-right="1.25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none" fo:border-top="none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order-bottom="1.25pt solid #000000" fo:border-left="none" fo:border-right="1.25pt solid #000000" fo:border-top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7" table:number-columns-repeated="4" table:default-cell-style-name="Default"/>
        <table:table-column table:style-name="co7" table:default-cell-style-name="ce7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8" office:value-type="string" calcext:value-type="string" table:number-columns-spanned="6" table:number-rows-spanned="1">
            <text:p>First Test Run</text:p>
          </table:table-cell>
          <table:covered-table-cell table:style-name="ce10"/>
          <table:covered-table-cell table:number-columns-repeated="4"/>
          <table:table-cell table:style-name="ce10" office:value-type="string" calcext:value-type="string">
            <text:p>LHD/RHD expected slowdown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number-columns-repeated="8"/>
          <table:table-cell table:style-name="ce10"/>
          <table:table-cell/>
          <table:table-cell table:style-name="ce10" table:number-columns-repeated="2"/>
          <table:table-cell/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Y1])" office:value-type="float" office:value="1" calcext:value-type="float">
            <text:p>1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AE1])" office:value-type="float" office:value="2" calcext:value-type="float">
            <text:p>2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AK1])" office:value-type="float" office:value="3" calcext:value-type="float">
            <text:p>3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AQ1])" office:value-type="float" office:value="4" calcext:value-type="float">
            <text:p>4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AW1])" office:value-type="float" office:value="5" calcext:value-type="float">
            <text:p>5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BC1])" office:value-type="float" office:value="6" calcext:value-type="float">
            <text:p>6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BI1])" office:value-type="float" office:value="7" calcext:value-type="float">
            <text:p>7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BO1])" office:value-type="float" office:value="8" calcext:value-type="float">
            <text:p>8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BU1])" office:value-type="float" office:value="9" calcext:value-type="float">
            <text:p>9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CA1])" office:value-type="float" office:value="10" calcext:value-type="float">
            <text:p>10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CG1])" office:value-type="float" office:value="11" calcext:value-type="float">
            <text:p>11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CM1])" office:value-type="float" office:value="12" calcext:value-type="float">
            <text:p>12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CS1])" office:value-type="float" office:value="13" calcext:value-type="float">
            <text:p>13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CY1])" office:value-type="float" office:value="14" calcext:value-type="float">
            <text:p>14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DE1])" office:value-type="float" office:value="15" calcext:value-type="float">
            <text:p>15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DK1])" office:value-type="float" office:value="16" calcext:value-type="float">
            <text:p>16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DQ1])" office:value-type="float" office:value="17" calcext:value-type="float">
            <text:p>17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DW1])" office:value-type="float" office:value="18" calcext:value-type="float">
            <text:p>18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EC1])" office:value-type="float" office:value="19" calcext:value-type="float">
            <text:p>19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EI1])" office:value-type="float" office:value="20" calcext:value-type="float">
            <text:p>20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EO1])" office:value-type="float" office:value="21" calcext:value-type="float">
            <text:p>21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EU1])" office:value-type="float" office:value="22" calcext:value-type="float">
            <text:p>22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FA1])" office:value-type="float" office:value="23" calcext:value-type="float">
            <text:p>23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FG1])" office:value-type="float" office:value="24" calcext:value-type="float">
            <text:p>24</text:p>
          </table:table-cell>
          <table:table-cell table:style-name="ce17" office:value-type="string" calcext:value-type="string" table:number-columns-spanned="5" table:number-rows-spanned="1">
            <text:p>Test Run</text:p>
          </table:table-cell>
          <table:covered-table-cell table:style-name="ce10"/>
          <table:covered-table-cell table:number-columns-repeated="3"/>
          <table:table-cell table:style-name="ce18" table:formula="of:=SUM(1;[.FM1])" office:value-type="float" office:value="25" calcext:value-type="float">
            <text:p>25</text:p>
          </table:table-cell>
          <table:table-cell table:number-columns-repeated="849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14" table:number-columns-repeated="2"/>
          <table:table-cell table:style-name="ce2" table:number-columns-repeated="2"/>
          <table:table-cell table:style-name="ce14" table:number-columns-repeated="8"/>
          <table:table-cell table:style-name="ce2"/>
          <table:table-cell table:style-name="ce14" table:number-columns-repeated="3"/>
          <table:table-cell table:style-name="ce16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14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5" office:value-type="string" calcext:value-type="string">
            <text:p>Multi-cross </text:p>
          </table:table-cell>
          <table:table-cell table:number-columns-repeated="5"/>
          <table:table-cell table:style-name="ce13" office:value-type="string" calcext:value-type="string">
            <text:p>LHD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5" office:value-type="string" calcext:value-type="string">
            <text:p>3.1.2</text:p>
          </table:table-cell>
          <table:table-cell table:number-columns-repeated="18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849"/>
        </table:table-row>
        <table:table-row table:style-name="ro2">
          <table:table-cell table:style-name="ce3"/>
          <table:table-cell table:style-name="ce5" office:value-type="string" calcext:value-type="string">
            <text:p>Flower MK3 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 table:style-name="ce3"/>
          <table:table-cell table:style-name="ce5" office:value-type="string" calcext:value-type="string">
            <text:p>Christmas 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 table:style-name="ce3"/>
          <table:table-cell table:style-name="ce5" office:value-type="string" calcext:value-type="string">
            <text:p>Compact 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quare twister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5" office:value-type="string" calcext:value-type="string">
            <text:p>Reverse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5" office:value-type="string" calcext:value-type="string">
            <text:p>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5" office:value-type="string" calcext:value-type="string">
            <text:p>Multi-cross 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lower MK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Flow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emi-cross 8-ca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lternating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Tradition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Fresh cross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witching 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av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impl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dapted wid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renthese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ew Gauge Interchang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5" office:value-type="string" calcext:value-type="string">
            <text:p>Almost squareabout OC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lmost squar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square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5" office:value-type="string" calcext:value-type="string">
            <text:p>Encircled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Qua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oper doubl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5" office:value-type="string" calcext:value-type="string">
            <text:p>Pasta MKI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sta MK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mill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Multi-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Inscribed squar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hirlpoo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sta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opell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mil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compact attemp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2x high-perf-3-wa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nabout v3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n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huriken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ushed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uper compact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B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leasing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ushed Wid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2x 3-wa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-twist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roundabout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hunk-aligned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attemp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diamon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irect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undabout saf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5" office:value-type="string" calcext:value-type="string">
            <text:p>Brai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crossov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tar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Minim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urly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5" office:value-type="string" calcext:value-type="string">
            <text:p>Square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5" office:value-type="string" calcext:value-type="string">
            <text:p>Cloverleaf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Improved-er reverse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Encircled compac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o God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oss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eversed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und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5" office:value-type="string" calcext:value-type="string">
            <text:p>Magic-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iority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o lef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wide bubble cross 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5" office:value-type="string" calcext:value-type="string">
            <text:p>3.1.2</text:p>
          </table:table-cell>
          <table:table-cell table:number-columns-repeated="13"/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.00.0000</text:date>, <text:time style:data-style-name="N2" text:time-value="21:28:50.7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1T21:43:49.957000000</dc:date>
    <meta:editing-duration>PT1H16M47S</meta:editing-duration>
    <meta:editing-cycles>9</meta:editing-cycles>
    <meta:generator>LibreOffice/5.0.6.3$Windows_X86_64 LibreOffice_project/490fc03b25318460cfc54456516ea2519c11d1aa</meta:generator>
    <meta:document-statistic meta:table-count="1" meta:cell-count="295" meta:object-count="0"/>
  </office:meta>
</office:document-meta>
</file>